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11c3" officeooo:paragraph-rsid="001c11c3"/>
    </style:style>
    <style:style style:name="P2" style:family="paragraph" style:parent-style-name="Standard">
      <style:text-properties officeooo:rsid="001e355a" officeooo:paragraph-rsid="001fe23e"/>
    </style:style>
    <style:style style:name="P3" style:family="paragraph" style:parent-style-name="Standard">
      <style:text-properties officeooo:rsid="00230904" officeooo:paragraph-rsid="00230904"/>
    </style:style>
    <style:style style:name="P4" style:family="paragraph" style:parent-style-name="Standard">
      <style:text-properties officeooo:rsid="0027fd00" officeooo:paragraph-rsid="0027fd00"/>
    </style:style>
    <style:style style:name="P5" style:family="paragraph" style:parent-style-name="Standard">
      <style:text-properties officeooo:rsid="00230904" officeooo:paragraph-rsid="00230904"/>
    </style:style>
    <style:style style:name="P6" style:family="paragraph" style:parent-style-name="Standard">
      <style:text-properties officeooo:rsid="002dcd5e" officeooo:paragraph-rsid="002dcd5e"/>
    </style:style>
    <style:style style:name="P7" style:family="paragraph" style:parent-style-name="Standard">
      <style:text-properties officeooo:rsid="002eb1c8" officeooo:paragraph-rsid="002eb1c8"/>
    </style:style>
    <style:style style:name="T1" style:family="text">
      <style:text-properties officeooo:rsid="001fe23e"/>
    </style:style>
    <style:style style:name="T2" style:family="text">
      <style:text-properties officeooo:rsid="002144ac"/>
    </style:style>
    <style:style style:name="T3" style:family="text">
      <style:text-properties officeooo:rsid="00272dbc"/>
    </style:style>
    <style:style style:name="T4" style:family="text">
      <style:text-properties officeooo:rsid="002808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S</text:span>oy Mariana Carbonell, tengo 26 años, <text:span text:style-name="T3">Developer </text:span>Front-end egresada de Laboratoria y Diseñadora Gráfico egresada de la U.L.A (Venezuela).</text:p>
      <text:p text:style-name="P1"/>
      <text:p text:style-name="P2">Me encanta crear, diseñar <text:span text:style-name="T2">e </text:span>innovar. <text:span text:style-name="T2">C</text:span>onstantemente <text:span text:style-name="T1">me encuentro en la búsqueda de nuevos conocimientos para complementar los ya obtenidos con el fin de mejorar y crecer tanto profesional como personalmente.</text:span></text:p>
      <text:p text:style-name="P2"/>
      <text:p text:style-name="P3">En cuanto a la programación, <text:span text:style-name="T4">en este tiempo que llevo programando me considero totalmente enamorada y con muchísimas ganas de seguir aprendiendo. Tengo las herramientas necesarias de auto-aprendizaje, metodologías ágiles, la motivación y voluntad para seguir creciendo en este ámbito.</text:span></text:p>
      <text:p text:style-name="P7"/>
      <text:p text:style-name="P3"/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08:18:15.700117586</meta:creation-date>
    <dc:date>2019-03-28T17:33:11.604510825</dc:date>
    <meta:editing-duration>PT1H25M41S</meta:editing-duration>
    <meta:editing-cycles>11</meta:editing-cycles>
    <meta:generator>LibreOffice/6.1.5.2$Linux_X86_64 LibreOffice_project/10$Build-2</meta:generator>
    <meta:document-statistic meta:table-count="0" meta:image-count="0" meta:object-count="0" meta:page-count="1" meta:paragraph-count="3" meta:word-count="90" meta:character-count="627" meta:non-whitespace-character-count="540"/>
  </office:meta>
</office:document-meta>
</file>